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piegel-Regular" svg:font-family="Spiegel-Regular,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text-underline-style="none" fo:font-weight="normal" style:font-size-asian="12pt" style:font-weight-asian="normal" style:font-size-complex="12pt" style:font-weight-complex="normal"/>
    </style:style>
    <style:style style:name="P2" style:family="paragraph" style:parent-style-name="Standard" style:list-style-name="L1">
      <style:text-properties fo:font-size="12pt" style:text-underline-style="none" fo:font-weight="normal" style:font-size-asian="12pt" style:font-weight-asian="normal" style:font-size-complex="12pt" style:font-weight-complex="normal"/>
    </style:style>
    <style:style style:name="P3" style:family="paragraph" style:parent-style-name="Standard" style:list-style-name="L1">
      <style:paragraph-properties fo:orphans="2" fo:widows="2"/>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margin-left="0cm" fo:margin-right="0cm" fo:orphans="2" fo:widows="2" fo:text-indent="0cm" style:auto-text-indent="false"/>
      <style:text-properties fo:font-size="14pt" style:text-underline-style="solid" style:text-underline-width="auto" style:text-underline-color="font-color"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mpfangsraum (kaputt):</text:p>
      <text:p text:style-name="P4"/>
      <text:list xml:id="list3603824632561682324" text:style-name="L1">
        <text:list-item>
          <text:p text:style-name="P3">Marmorsäulen kaputt/nicht mehr da</text:p>
        </text:list-item>
        <text:list-item>
          <text:p text:style-name="P2">Glaskuppel zersprungen</text:p>
        </text:list-item>
        <text:list-item>
          <text:p text:style-name="P2">Glas gelb</text:p>
        </text:list-item>
        <text:list-item>
          <text:p text:style-name="P2">großer Krater wo vorher Brunnen war</text:p>
        </text:list-item>
        <text:list-item>
          <text:p text:style-name="P2">überall liegt Gerümpel herum (sieht aus wie Sachen von Feier mit Präsident)</text:p>
        </text:list-item>
      </text:list>
      <text:p text:style-name="P1"/>
      <text:p text:style-name="P1"/>
      <text:p text:style-name="P1">A huge mess – just stones laying around. You also see some remains of what maybe once could have been pillars but just cracked, destroyed or even gone. In the middle of the square is a huge crater which almost looks like a bomb has been dropped there. The also cracked remains of the walls are hardly holding up a massive dome out of yellow and brown glass above your head. It hase a big hole in the middle, just above the hole in the ground. As you look aroung you start to notice something that could have been chairs once in a while. At the end of the room, you can see something that looks like a lectern laying across a doorway. It seems like this place was left in quite a hurr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piegel-Regular" svg:font-family="Spiegel-Regular,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8M8S</meta:editing-duration>
    <meta:editing-cycles>11</meta:editing-cycles>
    <meta:generator>OpenOffice/4.1.3$Win32 OpenOffice.org_project/413m1$Build-9783</meta:generator>
    <dc:date>2017-12-05T04:05:11.87</dc:date>
    <dc:creator>Nico Enders</dc:creator>
    <meta:document-statistic meta:table-count="0" meta:image-count="0" meta:object-count="0" meta:page-count="1" meta:paragraph-count="7" meta:word-count="167" meta:character-count="887"/>
    <meta:user-defined meta:name="Info 1"/>
    <meta:user-defined meta:name="Info 2"/>
    <meta:user-defined meta:name="Info 3"/>
    <meta:user-defined meta:name="Info 4"/>
  </office:meta>
</office:document-meta>
</file>